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2.0209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1.9882in"/>
    </style:style>
    <style:style style:name="co10" style:family="table-column">
      <style:table-column-properties fo:break-before="auto" style:column-width="1.3866in"/>
    </style:style>
    <style:style style:name="co11" style:family="table-column">
      <style:table-column-properties fo:break-before="auto" style:column-width="1.5075in"/>
    </style:style>
    <style:style style:name="co12" style:family="table-column">
      <style:table-column-properties fo:break-before="auto" style:column-width="1.758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1.3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0484in"/>
    </style:style>
    <style:style style:name="co18" style:family="table-column">
      <style:table-column-properties fo:break-before="auto" style:column-width="1.081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Normal_20_11" style:data-style-name="N5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11" style:data-style-name="N5003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11" style:data-style-name="N5003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11" style:data-style-name="N500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20_11" style:data-style-name="N5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11" style:data-style-name="N5100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3" style:data-style-name="N119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Normal_20_11" style:data-style-name="N5100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Normal_20_1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ibration resour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Crude oil refiner acquisition cost</text:p>
          </table:table-cell>
          <table:table-cell table:number-columns-repeated="7"/>
          <table:table-cell table:style-name="ce1" office:value-type="string">
            <text:p>World GDP</text:p>
          </table:table-cell>
          <table:table-cell table:number-columns-repeated="3"/>
          <table:table-cell table:style-name="ce1" office:value-type="string">
            <text:p>World crude oil production</text:p>
          </table:table-cell>
          <table:table-cell/>
          <table:table-cell table:style-name="ce7" table:number-columns-repeated="4"/>
          <table:table-cell table:style-name="ce11" office:value-type="string">
            <text:p>Estimation of the price of the resource</text:p>
          </table:table-cell>
          <table:table-cell table:style-name="ce7"/>
          <table:table-cell table:number-columns-repeated="11"/>
        </table:table-row>
        <table:table-row table:style-name="ro2">
          <table:table-cell office:value-type="string">
            <text:p>source table 5.21 in the Annual Energy Review 2008</text:p>
          </table:table-cell>
          <table:table-cell table:number-columns-repeated="7"/>
          <table:table-cell office:value-type="string">
            <text:p>source World Bank</text:p>
          </table:table-cell>
          <table:table-cell table:number-columns-repeated="3"/>
          <table:table-cell office:value-type="string">
            <text:p>source table 4.1d in the annual energy review</text:p>
          </table:table-cell>
          <table:table-cell/>
          <table:table-cell table:style-name="ce7" table:number-columns-repeated="4"/>
          <table:table-cell table:style-name="ce3" office:value-type="string">
            <text:p>In 2000$, price of a billion barrel</text:p>
          </table:table-cell>
          <table:table-cell table:style-name="ce7"/>
          <table:table-cell table:number-columns-repeated="11"/>
        </table:table-row>
        <table:table-row table:style-name="ro2">
          <table:table-cell table:number-columns-repeated="14"/>
          <table:table-cell table:style-name="ce8" table:number-columns-repeated="7"/>
          <table:table-cell table:number-columns-repeated="10"/>
        </table:table-row>
        <table:table-row table:style-name="ro2">
          <table:table-cell office:value-type="string">
            <text:p>year </text:p>
          </table:table-cell>
          <table:table-cell office:value-type="string">
            <text:p>real cost in 2000$</text:p>
          </table:table-cell>
          <table:table-cell office:value-type="string">
            <text:p>nominal cost</text:p>
          </table:table-cell>
          <table:table-cell office:value-type="string">
            <text:p>coefficient used</text:p>
          </table:table-cell>
          <table:table-cell office:value-type="string">
            <text:p>real cost in 2000$</text:p>
          </table:table-cell>
          <table:table-cell office:value-type="string">
            <text:p>filtered real cost</text:p>
          </table:table-cell>
          <table:table-cell table:number-columns-repeated="2"/>
          <table:table-cell office:value-type="string">
            <text:p>year</text:p>
          </table:table-cell>
          <table:table-cell office:value-type="string">
            <text:p>nominal world GDP</text:p>
          </table:table-cell>
          <table:table-cell office:value-type="string">
            <text:p>world GDP in 2000$</text:p>
          </table:table-cell>
          <table:table-cell/>
          <table:table-cell office:value-type="string">
            <text:p>year</text:p>
          </table:table-cell>
          <table:table-cell office:value-type="string">
            <text:p>Daily oil production</text:p>
          </table:table-cell>
          <table:table-cell office:value-type="string">
            <text:p>Annual oil production</text:p>
          </table:table-cell>
          <table:table-cell office:value-type="string">
            <text:p>Stock of oil</text:p>
          </table:table-cell>
          <table:table-cell office:value-type="string">
            <text:p>Stock of ''resource''</text:p>
          </table:table-cell>
          <table:table-cell/>
          <table:table-cell office:value-type="string">
            <text:p>year</text:p>
          </table:table-cell>
          <table:table-cell table:style-name="ce12" office:value-type="string">
            <text:p>Filtered price</text:p>
          </table:table-cell>
          <table:table-cell table:style-name="ce12" office:value-type="string">
            <text:p>Stock Q</text:p>
          </table:table-cell>
          <table:table-cell office:value-type="string">
            <text:p>Stock Q^2</text:p>
          </table:table-cell>
          <table:table-cell/>
          <table:table-cell office:value-type="string">
            <text:p>Regression: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>
            <text:p>per barrel</text:p>
          </table:table-cell>
          <table:table-cell office:value-type="string">
            <text:p>for the conversion</text:p>
          </table:table-cell>
          <table:table-cell office:value-type="string">
            <text:p>per billion of barrel</text:p>
          </table:table-cell>
          <table:table-cell office:value-type="string">
            <text:p>HP with coeff = 100</text:p>
          </table:table-cell>
          <table:table-cell table:number-columns-repeated="4"/>
          <table:table-cell office:value-type="string">
            <text:p>(converted with the same coeff)</text:p>
          </table:table-cell>
          <table:table-cell table:number-columns-repeated="2"/>
          <table:table-cell office:value-type="string">
            <text:p>in thousands of barrels</text:p>
          </table:table-cell>
          <table:table-cell table:number-columns-repeated="3" office:value-type="string">
            <text:p>in billions of barrels</text:p>
          </table:table-cell>
          <table:table-cell table:number-columns-repeated="14"/>
        </table:table-row>
        <table:table-row table:style-name="ro3">
          <table:table-cell office:value-type="float" office:value="1970">
            <text:p>1970</text:p>
          </table:table-cell>
          <table:table-cell office:value-type="float" office:value="10.75">
            <text:p>10.75</text:p>
          </table:table-cell>
          <table:table-cell office:value-type="float" office:value="2.96">
            <text:p>2.96</text:p>
          </table:table-cell>
          <table:table-cell table:formula="of:=[.B6]/[.C6]" office:value-type="float" office:value="3.63175675675676">
            <text:p>3.63</text:p>
          </table:table-cell>
          <table:table-cell table:formula="of:=1000000000*[.B6]" office:value-type="float" office:value="10750000000">
            <text:p>10750000000</text:p>
          </table:table-cell>
          <table:table-cell office:value-type="float" office:value="9312526576.02573">
            <text:p>9312526576.03</text:p>
          </table:table-cell>
          <table:table-cell table:number-columns-repeated="2"/>
          <table:table-cell office:value-type="float" office:value="2002">
            <text:p>2002</text:p>
          </table:table-cell>
          <table:table-cell office:value-type="float" office:value="32987379580905.1">
            <text:p>32987379580905.1</text:p>
          </table:table-cell>
          <table:table-cell table:formula="of:=[.J6]*[.D38]" office:value-type="float" office:value="31665658340843.5">
            <text:p>31665658340843.5</text:p>
          </table:table-cell>
          <table:table-cell/>
          <table:table-cell table:style-name="ce3" office:value-type="string">
            <text:p>1995</text:p>
          </table:table-cell>
          <table:table-cell table:style-name="ce4" office:value-type="float" office:value="62384.8767108493">
            <text:p>62,385</text:p>
          </table:table-cell>
          <table:table-cell table:formula="of:=[.N6]*365.25/1000000" office:value-type="float" office:value="22.7860762186377">
            <text:p>22.79</text:p>
          </table:table-cell>
          <table:table-cell table:formula="of:=[.P7]+[.O6]" office:value-type="float" office:value="1615.29370482646">
            <text:p>1615.29</text:p>
          </table:table-cell>
          <table:table-cell table:formula="of:=[.P6]/[.J19]" office:value-type="float" office:value="4665.5537799349">
            <text:p>4665.55</text:p>
          </table:table-cell>
          <table:table-cell/>
          <table:table-cell office:value-type="float" office:value="1995">
            <text:p>1995</text:p>
          </table:table-cell>
          <table:table-cell table:formula="of:=[.F31]" office:value-type="float" office:value="17801578470.6586">
            <text:p>17801578470.66</text:p>
          </table:table-cell>
          <table:table-cell table:formula="of:=[.Q6]" office:value-type="float" office:value="4665.5537799349">
            <text:p>4665.55</text:p>
          </table:table-cell>
          <table:table-cell table:formula="of:=[.U6]^2" office:value-type="float" office:value="21767392.0734648">
            <text:p>21767392.07</text:p>
          </table:table-cell>
          <table:table-cell/>
          <table:table-cell office:value-type="string">
            <text:p>coefficient on Q^2</text:p>
          </table:table-cell>
          <table:table-cell office:value-type="string">
            <text:p>coefficient on Q</text:p>
          </table:table-cell>
          <table:table-cell office:value-type="string">
            <text:p>constant</text:p>
          </table:table-cell>
          <table:table-cell table:number-columns-repeated="5"/>
        </table:table-row>
        <table:table-row table:style-name="ro3">
          <table:table-cell office:value-type="float" office:value="1971">
            <text:p>1971</text:p>
          </table:table-cell>
          <table:table-cell office:value-type="float" office:value="10.96">
            <text:p>10.96</text:p>
          </table:table-cell>
          <table:table-cell office:value-type="float" office:value="3.17">
            <text:p>3.17</text:p>
          </table:table-cell>
          <table:table-cell table:formula="of:=[.B7]/[.C7]" office:value-type="float" office:value="3.45741324921136">
            <text:p>3.46</text:p>
          </table:table-cell>
          <table:table-cell table:formula="of:=1000000000*[.B7]" office:value-type="float" office:value="10960000000">
            <text:p>10960000000</text:p>
          </table:table-cell>
          <table:table-cell office:value-type="float" office:value="13836601917.8518">
            <text:p>13836601917.85</text:p>
          </table:table-cell>
          <table:table-cell table:number-columns-repeated="2"/>
          <table:table-cell office:value-type="float" office:value="2003">
            <text:p>2003</text:p>
          </table:table-cell>
          <table:table-cell office:value-type="float" office:value="37117345194383.7">
            <text:p>37117345194383.7</text:p>
          </table:table-cell>
          <table:table-cell table:formula="of:=[.J7]*[.D39]" office:value-type="float" office:value="34880392236079.1">
            <text:p>34880392236079.1</text:p>
          </table:table-cell>
          <table:table-cell/>
          <table:table-cell table:style-name="ce3" office:value-type="string">
            <text:p>1996</text:p>
          </table:table-cell>
          <table:table-cell table:style-name="ce4" office:value-type="float" office:value="63751.7326060109">
            <text:p>63,752</text:p>
          </table:table-cell>
          <table:table-cell table:formula="of:=[.N7]*365.25/1000000" office:value-type="float" office:value="23.2853203343455">
            <text:p>23.29</text:p>
          </table:table-cell>
          <table:table-cell table:formula="of:=[.P8]+[.O7]" office:value-type="float" office:value="1592.50762860782">
            <text:p>1592.51</text:p>
          </table:table-cell>
          <table:table-cell table:formula="of:=[.P7]/[.J19]" office:value-type="float" office:value="4599.7393316311">
            <text:p>4599.74</text:p>
          </table:table-cell>
          <table:table-cell/>
          <table:table-cell office:value-type="float" office:value="1996">
            <text:p>1996</text:p>
          </table:table-cell>
          <table:table-cell table:formula="of:=[.F32]" office:value-type="float" office:value="17819271347.2266">
            <text:p>17819271347.23</text:p>
          </table:table-cell>
          <table:table-cell table:formula="of:=[.Q7]" office:value-type="float" office:value="4599.7393316311">
            <text:p>4599.74</text:p>
          </table:table-cell>
          <table:table-cell table:formula="of:=[.U7]^2" office:value-type="float" office:value="21157601.9189542">
            <text:p>21157601.92</text:p>
          </table:table-cell>
          <table:table-cell/>
          <table:table-cell table:number-matrix-columns-spanned="3" table:number-matrix-rows-spanned="1" table:formula="of:=LINEST([.T6:.T18];[.U6:.V18];1;0)" office:value-type="float" office:value="42122.3605962535">
            <text:p>42122.36</text:p>
          </table:table-cell>
          <table:table-cell office:value-type="float" office:value="-394725519.356783">
            <text:p>-394725519.36</text:p>
          </table:table-cell>
          <table:table-cell office:value-type="float" office:value="942114828972.473">
            <text:p>942114828972.47</text:p>
          </table:table-cell>
          <table:table-cell table:number-columns-repeated="5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10.67">
            <text:p>10.67</text:p>
          </table:table-cell>
          <table:table-cell office:value-type="float" office:value="3.22">
            <text:p>3.22</text:p>
          </table:table-cell>
          <table:table-cell table:formula="of:=[.B8]/[.C8]" office:value-type="float" office:value="3.31366459627329">
            <text:p>3.31</text:p>
          </table:table-cell>
          <table:table-cell table:formula="of:=1000000000*[.B8]" office:value-type="float" office:value="10670000000">
            <text:p>10670000000</text:p>
          </table:table-cell>
          <table:table-cell office:value-type="float" office:value="18375051993.9176">
            <text:p>18375051993.92</text:p>
          </table:table-cell>
          <table:table-cell table:number-columns-repeated="2"/>
          <table:table-cell office:value-type="float" office:value="2004">
            <text:p>2004</text:p>
          </table:table-cell>
          <table:table-cell office:value-type="float" office:value="41821313131195">
            <text:p>41821313131195</text:p>
          </table:table-cell>
          <table:table-cell table:formula="of:=[.J8]*[.D40]" office:value-type="float" office:value="38210001969448.4">
            <text:p>38210001969448.4</text:p>
          </table:table-cell>
          <table:table-cell/>
          <table:table-cell table:style-name="ce3" office:value-type="string">
            <text:p>1997</text:p>
          </table:table-cell>
          <table:table-cell table:style-name="ce5" office:value-type="float" office:value="65743.6365837534">
            <text:p>65,744</text:p>
          </table:table-cell>
          <table:table-cell table:formula="of:=[.N8]*365.25/1000000" office:value-type="float" office:value="24.0128632622159">
            <text:p>24.01</text:p>
          </table:table-cell>
          <table:table-cell table:formula="of:=[.P9]+[.O8]" office:value-type="float" office:value="1569.22230827348">
            <text:p>1569.22</text:p>
          </table:table-cell>
          <table:table-cell table:formula="of:=[.P8]/[.J19]" office:value-type="float" office:value="4532.48288534007">
            <text:p>4532.48</text:p>
          </table:table-cell>
          <table:table-cell/>
          <table:table-cell office:value-type="float" office:value="1997">
            <text:p>1997</text:p>
          </table:table-cell>
          <table:table-cell table:formula="of:=[.F33]" office:value-type="float" office:value="18251934860.5623">
            <text:p>18251934860.56</text:p>
          </table:table-cell>
          <table:table-cell table:formula="of:=[.Q8]" office:value-type="float" office:value="4532.48288534007">
            <text:p>4532.48</text:p>
          </table:table-cell>
          <table:table-cell table:formula="of:=[.U8]^2" office:value-type="float" office:value="20543401.1059007">
            <text:p>20543401.11</text:p>
          </table:table-cell>
          <table:table-cell table:number-columns-repeated="9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12.81">
            <text:p>12.81</text:p>
          </table:table-cell>
          <table:table-cell office:value-type="float" office:value="4.08">
            <text:p>4.08</text:p>
          </table:table-cell>
          <table:table-cell table:formula="of:=[.B9]/[.C9]" office:value-type="float" office:value="3.13970588235294">
            <text:p>3.14</text:p>
          </table:table-cell>
          <table:table-cell table:formula="of:=1000000000*[.B9]" office:value-type="float" office:value="12810000000">
            <text:p>12810000000</text:p>
          </table:table-cell>
          <table:table-cell office:value-type="float" office:value="22913485519.2844">
            <text:p>22913485519.28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float" office:value="45179294042581.1">
            <text:p>45179294042581.1</text:p>
          </table:table-cell>
          <table:table-cell table:formula="of:=[.J9]*[.D41]" office:value-type="float" office:value="39973411409348.8">
            <text:p>39973411409348.8</text:p>
          </table:table-cell>
          <table:table-cell/>
          <table:table-cell table:style-name="ce3" office:value-type="string">
            <text:p>1998</text:p>
          </table:table-cell>
          <table:table-cell table:style-name="ce5" office:value-type="float" office:value="66965.5489130411">
            <text:p>66,966</text:p>
          </table:table-cell>
          <table:table-cell table:formula="of:=[.N9]*365.25/1000000" office:value-type="float" office:value="24.4591667404883">
            <text:p>24.46</text:p>
          </table:table-cell>
          <table:table-cell table:formula="of:=[.P10]+[.O9]" office:value-type="float" office:value="1545.20944501126">
            <text:p>1545.21</text:p>
          </table:table-cell>
          <table:table-cell table:formula="of:=[.P9]/[.J19]" office:value-type="float" office:value="4463.12503133164">
            <text:p>4463.13</text:p>
          </table:table-cell>
          <table:table-cell/>
          <table:table-cell office:value-type="float" office:value="1998">
            <text:p>1998</text:p>
          </table:table-cell>
          <table:table-cell table:formula="of:=[.F34]" office:value-type="float" office:value="19157600412.5002">
            <text:p>19157600412.5</text:p>
          </table:table-cell>
          <table:table-cell table:formula="of:=[.Q9]" office:value-type="float" office:value="4463.12503133164">
            <text:p>4463.13</text:p>
          </table:table-cell>
          <table:table-cell table:formula="of:=[.U9]^2" office:value-type="float" office:value="19919485.0452991">
            <text:p>19919485.05</text:p>
          </table:table-cell>
          <table:table-cell table:number-columns-repeated="9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36.05">
            <text:p>36.05</text:p>
          </table:table-cell>
          <table:table-cell office:value-type="float" office:value="12.52">
            <text:p>12.52</text:p>
          </table:table-cell>
          <table:table-cell table:formula="of:=[.B10]/[.C10]" office:value-type="float" office:value="2.87939297124601">
            <text:p>2.88</text:p>
          </table:table-cell>
          <table:table-cell table:formula="of:=1000000000*[.B10]" office:value-type="float" office:value="36050000000">
            <text:p>36050000000</text:p>
          </table:table-cell>
          <table:table-cell office:value-type="float" office:value="27360460689.0742">
            <text:p>27360460689.07</text:p>
          </table:table-cell>
          <table:table-cell table:number-columns-repeated="2"/>
          <table:table-cell office:value-type="float" office:value="2006">
            <text:p>2006</text:p>
          </table:table-cell>
          <table:table-cell office:value-type="float" office:value="48863326912302.6">
            <text:p>48863326912302.6</text:p>
          </table:table-cell>
          <table:table-cell table:formula="of:=[.J10]*[.D42]" office:value-type="float" office:value="41875755256256.6">
            <text:p>41875755256256.6</text:p>
          </table:table-cell>
          <table:table-cell/>
          <table:table-cell table:style-name="ce3" office:value-type="string">
            <text:p>1999</text:p>
          </table:table-cell>
          <table:table-cell table:style-name="ce6" office:value-type="float" office:value="65922.4877">
            <text:p>65,922</text:p>
          </table:table-cell>
          <table:table-cell table:formula="of:=[.N10]*365.25/1000000" office:value-type="float" office:value="24.078188632425">
            <text:p>24.08</text:p>
          </table:table-cell>
          <table:table-cell table:formula="of:=[.P11]+[.O10]" office:value-type="float" office:value="1520.75027827078">
            <text:p>1520.75</text:p>
          </table:table-cell>
          <table:table-cell table:formula="of:=[.P10]/[.J19]" office:value-type="float" office:value="4392.47809108841">
            <text:p>4392.48</text:p>
          </table:table-cell>
          <table:table-cell/>
          <table:table-cell office:value-type="float" office:value="1999">
            <text:p>1999</text:p>
          </table:table-cell>
          <table:table-cell table:formula="of:=[.F35]" office:value-type="float" office:value="20605980056.2691">
            <text:p>20605980056.27</text:p>
          </table:table-cell>
          <table:table-cell table:formula="of:=[.Q10]" office:value-type="float" office:value="4392.47809108841">
            <text:p>4392.48</text:p>
          </table:table-cell>
          <table:table-cell table:formula="of:=[.U10]^2" office:value-type="float" office:value="19293863.7806917">
            <text:p>19293863.78</text:p>
          </table:table-cell>
          <table:table-cell table:number-columns-repeated="9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36.66">
            <text:p>36.66</text:p>
          </table:table-cell>
          <table:table-cell office:value-type="float" office:value="13.93">
            <text:p>13.93</text:p>
          </table:table-cell>
          <table:table-cell table:formula="of:=[.B11]/[.C11]" office:value-type="float" office:value="2.63173007896626">
            <text:p>2.63</text:p>
          </table:table-cell>
          <table:table-cell table:formula="of:=1000000000*[.B11]" office:value-type="float" office:value="36660000000">
            <text:p>36660000000</text:p>
          </table:table-cell>
          <table:table-cell office:value-type="float" office:value="31523500843.2162">
            <text:p>31523500843.22</text:p>
          </table:table-cell>
          <table:table-cell table:number-columns-repeated="6"/>
          <table:table-cell table:style-name="ce3" office:value-type="string">
            <text:p>2000</text:p>
          </table:table-cell>
          <table:table-cell table:style-name="ce6" office:value-type="float" office:value="68494.738">
            <text:p>68,495</text:p>
          </table:table-cell>
          <table:table-cell table:formula="of:=[.N11]*365.25/1000000" office:value-type="float" office:value="25.0177030545">
            <text:p>25.02</text:p>
          </table:table-cell>
          <table:table-cell table:formula="of:=[.P12]+[.O11]" office:value-type="float" office:value="1496.67208963835">
            <text:p>1496.67</text:p>
          </table:table-cell>
          <table:table-cell table:formula="of:=[.P11]/[.J19]" office:value-type="float" office:value="4322.93155372971">
            <text:p>4322.93</text:p>
          </table:table-cell>
          <table:table-cell/>
          <table:table-cell office:value-type="float" office:value="2000">
            <text:p>2000</text:p>
          </table:table-cell>
          <table:table-cell table:formula="of:=[.F36]" office:value-type="float" office:value="22600009840.9728">
            <text:p>22600009840.97</text:p>
          </table:table-cell>
          <table:table-cell table:formula="of:=[.Q11]" office:value-type="float" office:value="4322.93155372971">
            <text:p>4322.93</text:p>
          </table:table-cell>
          <table:table-cell table:formula="of:=[.U11]^2" office:value-type="float" office:value="18687737.2182319">
            <text:p>18687737.22</text:p>
          </table:table-cell>
          <table:table-cell table:number-columns-repeated="9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33.54">
            <text:p>33.54</text:p>
          </table:table-cell>
          <table:table-cell office:value-type="float" office:value="13.48">
            <text:p>13.48</text:p>
          </table:table-cell>
          <table:table-cell table:formula="of:=[.B12]/[.C12]" office:value-type="float" office:value="2.48813056379822">
            <text:p>2.49</text:p>
          </table:table-cell>
          <table:table-cell table:formula="of:=1000000000*[.B12]" office:value-type="float" office:value="33540000000">
            <text:p>33540000000</text:p>
          </table:table-cell>
          <table:table-cell office:value-type="float" office:value="35297024714.7489">
            <text:p>35297024714.75</text:p>
          </table:table-cell>
          <table:table-cell table:number-columns-repeated="6"/>
          <table:table-cell table:style-name="ce3" office:value-type="string">
            <text:p>2001</text:p>
          </table:table-cell>
          <table:table-cell table:style-name="ce6" office:value-type="float" office:value="68098.576">
            <text:p>68,099</text:p>
          </table:table-cell>
          <table:table-cell table:formula="of:=[.N12]*365.25/1000000" office:value-type="float" office:value="24.873004884">
            <text:p>24.87</text:p>
          </table:table-cell>
          <table:table-cell table:formula="of:=[.P13]+[.O12]" office:value-type="float" office:value="1471.65438658385">
            <text:p>1471.65</text:p>
          </table:table-cell>
          <table:table-cell table:formula="of:=[.P12]/[.J19]" office:value-type="float" office:value="4250.67135813651">
            <text:p>4250.67</text:p>
          </table:table-cell>
          <table:table-cell/>
          <table:table-cell office:value-type="float" office:value="2001">
            <text:p>2001</text:p>
          </table:table-cell>
          <table:table-cell table:formula="of:=[.F37]" office:value-type="float" office:value="25112966015.1526">
            <text:p>25112966015.15</text:p>
          </table:table-cell>
          <table:table-cell table:formula="of:=[.Q12]" office:value-type="float" office:value="4250.67135813651">
            <text:p>4250.67</text:p>
          </table:table-cell>
          <table:table-cell table:formula="of:=[.U12]^2" office:value-type="float" office:value="18068206.9948821">
            <text:p>18068206.99</text:p>
          </table:table-cell>
          <table:table-cell table:number-columns-repeated="9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33.99">
            <text:p>33.99</text:p>
          </table:table-cell>
          <table:table-cell office:value-type="float" office:value="14.53">
            <text:p>14.53</text:p>
          </table:table-cell>
          <table:table-cell table:formula="of:=[.B13]/[.C13]" office:value-type="float" office:value="2.33929800412939">
            <text:p>2.34</text:p>
          </table:table-cell>
          <table:table-cell table:formula="of:=1000000000*[.B13]" office:value-type="float" office:value="33990000000">
            <text:p>33990000000</text:p>
          </table:table-cell>
          <table:table-cell office:value-type="float" office:value="38626816028.2786">
            <text:p>38626816028.28</text:p>
          </table:table-cell>
          <table:table-cell table:number-columns-repeated="6"/>
          <table:table-cell table:style-name="ce3" office:value-type="string">
            <text:p>2002</text:p>
          </table:table-cell>
          <table:table-cell table:style-name="ce6" office:value-type="float" office:value="67158.1192">
            <text:p>67,158</text:p>
          </table:table-cell>
          <table:table-cell table:formula="of:=[.N13]*365.25/1000000" office:value-type="float" office:value="24.5295030378">
            <text:p>24.53</text:p>
          </table:table-cell>
          <table:table-cell table:formula="of:=[.P14]+[.O13]" office:value-type="float" office:value="1446.78138169985">
            <text:p>1446.78</text:p>
          </table:table-cell>
          <table:table-cell table:style-name="ce10" table:formula="of:=[.P13]/[.J19]" office:value-type="float" office:value="4178.82910331428">
            <text:p>4178.83</text:p>
          </table:table-cell>
          <table:table-cell office:value-type="string">
            <text:p>Stock in 2002: Q0</text:p>
          </table:table-cell>
          <table:table-cell office:value-type="float" office:value="2002">
            <text:p>2002</text:p>
          </table:table-cell>
          <table:table-cell table:formula="of:=[.F38]" office:value-type="float" office:value="28169124728.9398">
            <text:p>28169124728.94</text:p>
          </table:table-cell>
          <table:table-cell table:formula="of:=[.Q13]" office:value-type="float" office:value="4178.82910331428">
            <text:p>4178.83</text:p>
          </table:table-cell>
          <table:table-cell table:formula="of:=[.U13]^2" office:value-type="float" office:value="17462612.6747065">
            <text:p>17462612.67</text:p>
          </table:table-cell>
          <table:table-cell table:number-columns-repeated="9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31.84">
            <text:p>31.84</text:p>
          </table:table-cell>
          <table:table-cell office:value-type="float" office:value="14.57">
            <text:p>14.57</text:p>
          </table:table-cell>
          <table:table-cell table:formula="of:=[.B14]/[.C14]" office:value-type="float" office:value="2.18531228551819">
            <text:p>2.19</text:p>
          </table:table-cell>
          <table:table-cell table:formula="of:=1000000000*[.B14]" office:value-type="float" office:value="31840000000">
            <text:p>31840000000</text:p>
          </table:table-cell>
          <table:table-cell office:value-type="float" office:value="41441088261.2641">
            <text:p>41441088261.26</text:p>
          </table:table-cell>
          <table:table-cell table:number-columns-repeated="6"/>
          <table:table-cell table:style-name="ce3" office:value-type="string">
            <text:p>2003</text:p>
          </table:table-cell>
          <table:table-cell table:style-name="ce6" office:value-type="float" office:value="69432.8106">
            <text:p>69,433</text:p>
          </table:table-cell>
          <table:table-cell table:formula="of:=[.N14]*365.25/1000000" office:value-type="float" office:value="25.36033407165">
            <text:p>25.36</text:p>
          </table:table-cell>
          <table:table-cell table:formula="of:=[.P15]+[.O14]" office:value-type="float" office:value="1422.25187866205">
            <text:p>1422.25</text:p>
          </table:table-cell>
          <table:table-cell table:formula="of:=[.P14]/[.J19]" office:value-type="float" office:value="4107.97900634679">
            <text:p>4107.98</text:p>
          </table:table-cell>
          <table:table-cell/>
          <table:table-cell office:value-type="float" office:value="2003">
            <text:p>2003</text:p>
          </table:table-cell>
          <table:table-cell table:formula="of:=[.F39]" office:value-type="float" office:value="31756432472.3145">
            <text:p>31756432472.31</text:p>
          </table:table-cell>
          <table:table-cell table:formula="of:=[.Q14]" office:value-type="float" office:value="4107.97900634679">
            <text:p>4107.98</text:p>
          </table:table-cell>
          <table:table-cell table:formula="of:=[.U14]^2" office:value-type="float" office:value="16875491.516586">
            <text:p>16875491.52</text:p>
          </table:table-cell>
          <table:table-cell table:number-columns-repeated="9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43.74">
            <text:p>43.74</text:p>
          </table:table-cell>
          <table:table-cell office:value-type="float" office:value="21.67">
            <text:p>21.67</text:p>
          </table:table-cell>
          <table:table-cell table:formula="of:=[.B15]/[.C15]" office:value-type="float" office:value="2.01845869866174">
            <text:p>2.02</text:p>
          </table:table-cell>
          <table:table-cell table:formula="of:=1000000000*[.B15]" office:value-type="float" office:value="43740000000">
            <text:p>43740000000</text:p>
          </table:table-cell>
          <table:table-cell office:value-type="float" office:value="43621686730.8813">
            <text:p>43621686730.88</text:p>
          </table:table-cell>
          <table:table-cell table:number-columns-repeated="6"/>
          <table:table-cell table:style-name="ce3" office:value-type="string">
            <text:p>2004</text:p>
          </table:table-cell>
          <table:table-cell table:style-name="ce6" office:value-type="float" office:value="72480.9272">
            <text:p>72,481</text:p>
          </table:table-cell>
          <table:table-cell table:formula="of:=[.N15]*365.25/1000000" office:value-type="float" office:value="26.4736586598">
            <text:p>26.47</text:p>
          </table:table-cell>
          <table:table-cell table:formula="of:=[.P16]+[.O15]" office:value-type="float" office:value="1396.8915445904">
            <text:p>1396.89</text:p>
          </table:table-cell>
          <table:table-cell table:formula="of:=[.P15]/[.J19]" office:value-type="float" office:value="4034.72916816884">
            <text:p>4034.73</text:p>
          </table:table-cell>
          <table:table-cell/>
          <table:table-cell office:value-type="float" office:value="2004">
            <text:p>2004</text:p>
          </table:table-cell>
          <table:table-cell table:formula="of:=[.F40]" office:value-type="float" office:value="35808744487.967">
            <text:p>35808744487.97</text:p>
          </table:table-cell>
          <table:table-cell table:formula="of:=[.Q15]" office:value-type="float" office:value="4034.72916816884">
            <text:p>4034.73</text:p>
          </table:table-cell>
          <table:table-cell table:formula="of:=[.U15]^2" office:value-type="float" office:value="16279039.4604725">
            <text:p>16279039.46</text:p>
          </table:table-cell>
          <table:table-cell table:number-columns-repeated="9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62.71">
            <text:p>62.71</text:p>
          </table:table-cell>
          <table:table-cell office:value-type="float" office:value="33.89">
            <text:p>33.89</text:p>
          </table:table-cell>
          <table:table-cell table:formula="of:=[.B16]/[.C16]" office:value-type="float" office:value="1.85039834759516">
            <text:p>1.85</text:p>
          </table:table-cell>
          <table:table-cell table:formula="of:=1000000000*[.B16]" office:value-type="float" office:value="62710000000">
            <text:p>62710000000</text:p>
          </table:table-cell>
          <table:table-cell office:value-type="float" office:value="44954445871.6937">
            <text:p>44954445871.69</text:p>
          </table:table-cell>
          <table:table-cell table:number-columns-repeated="6"/>
          <table:table-cell table:style-name="ce3" office:value-type="string">
            <text:p>2005</text:p>
          </table:table-cell>
          <table:table-cell table:style-name="ce6" office:value-type="float" office:value="73728.1271">
            <text:p>73,728</text:p>
          </table:table-cell>
          <table:table-cell table:formula="of:=[.N16]*365.25/1000000" office:value-type="float" office:value="26.929198423275">
            <text:p>26.93</text:p>
          </table:table-cell>
          <table:table-cell table:formula="of:=[.P17]+[.O16]" office:value-type="float" office:value="1370.4178859306">
            <text:p>1370.42</text:p>
          </table:table-cell>
          <table:table-cell table:formula="of:=[.P16]/[.J19]" office:value-type="float" office:value="3958.26364498883">
            <text:p>3958.26</text:p>
          </table:table-cell>
          <table:table-cell/>
          <table:table-cell office:value-type="float" office:value="2005">
            <text:p>2005</text:p>
          </table:table-cell>
          <table:table-cell table:formula="of:=[.F41]" office:value-type="float" office:value="40202751693.8647">
            <text:p>40202751693.86</text:p>
          </table:table-cell>
          <table:table-cell table:formula="of:=[.Q16]" office:value-type="float" office:value="3958.26364498883">
            <text:p>3958.26</text:p>
          </table:table-cell>
          <table:table-cell table:formula="of:=[.U16]^2" office:value-type="float" office:value="15667851.0832403">
            <text:p>15667851.08</text:p>
          </table:table-cell>
          <table:table-cell table:number-columns-repeated="9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62.67">
            <text:p>62.67</text:p>
          </table:table-cell>
          <table:table-cell office:value-type="float" office:value="37.05">
            <text:p>37.05</text:p>
          </table:table-cell>
          <table:table-cell table:formula="of:=[.B17]/[.C17]" office:value-type="float" office:value="1.6914979757085">
            <text:p>1.69</text:p>
          </table:table-cell>
          <table:table-cell table:formula="of:=1000000000*[.B17]" office:value-type="float" office:value="62670000000">
            <text:p>62670000000</text:p>
          </table:table-cell>
          <table:table-cell office:value-type="float" office:value="45226383250.9558">
            <text:p>45226383250.96</text:p>
          </table:table-cell>
          <table:table-cell table:number-columns-repeated="2"/>
          <table:table-cell table:style-name="ce2" office:value-type="string">
            <text:p>Share of fossil fuel energy produced from oil</text:p>
          </table:table-cell>
          <table:table-cell table:number-columns-repeated="3"/>
          <table:table-cell table:style-name="ce3" office:value-type="string">
            <text:p>2006</text:p>
          </table:table-cell>
          <table:table-cell table:style-name="ce6" office:value-type="float" office:value="73446.3313">
            <text:p>73,446</text:p>
          </table:table-cell>
          <table:table-cell table:formula="of:=[.N17]*365.25/1000000" office:value-type="float" office:value="26.826272507325">
            <text:p>26.83</text:p>
          </table:table-cell>
          <table:table-cell table:formula="of:=[.P18]+[.O17]" office:value-type="float" office:value="1343.48868750733">
            <text:p>1343.49</text:p>
          </table:table-cell>
          <table:table-cell table:formula="of:=[.P17]/[.J19]" office:value-type="float" office:value="3880.48235783411">
            <text:p>3880.48</text:p>
          </table:table-cell>
          <table:table-cell/>
          <table:table-cell office:value-type="float" office:value="2006">
            <text:p>2006</text:p>
          </table:table-cell>
          <table:table-cell table:formula="of:=[.F42]" office:value-type="float" office:value="44785057563.0953">
            <text:p>44785057563.1</text:p>
          </table:table-cell>
          <table:table-cell table:formula="of:=[.Q17]" office:value-type="float" office:value="3880.48235783411">
            <text:p>3880.48</text:p>
          </table:table-cell>
          <table:table-cell table:formula="of:=[.U17]^2" office:value-type="float" office:value="15058143.3294617">
            <text:p>15058143.33</text:p>
          </table:table-cell>
          <table:table-cell table:number-columns-repeated="9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53.49">
            <text:p>53.49</text:p>
          </table:table-cell>
          <table:table-cell office:value-type="float" office:value="33.55">
            <text:p>33.55</text:p>
          </table:table-cell>
          <table:table-cell table:formula="of:=[.B18]/[.C18]" office:value-type="float" office:value="1.59433681073025">
            <text:p>1.59</text:p>
          </table:table-cell>
          <table:table-cell table:formula="of:=1000000000*[.B18]" office:value-type="float" office:value="53490000000">
            <text:p>53490000000</text:p>
          </table:table-cell>
          <table:table-cell office:value-type="float" office:value="44402071977.2054">
            <text:p>44402071977.21</text:p>
          </table:table-cell>
          <table:table-cell table:number-columns-repeated="2"/>
          <table:table-cell office:value-type="string">
            <text:p>In 2002-2006</text:p>
          </table:table-cell>
          <table:table-cell table:number-columns-repeated="3"/>
          <table:table-cell table:style-name="ce3" office:value-type="string">
            <text:p>2007</text:p>
          </table:table-cell>
          <table:table-cell table:style-name="ce6" office:value-type="float" office:value="72989.3496">
            <text:p>72,989</text:p>
          </table:table-cell>
          <table:table-cell table:formula="of:=[.N18]*365.25/1000000" office:value-type="float" office:value="26.6593599414">
            <text:p>26.66</text:p>
          </table:table-cell>
          <table:table-cell table:style-name="ce9" office:value-type="float" office:value="1316.662415">
            <text:p>1316.662</text:p>
          </table:table-cell>
          <table:table-cell table:formula="of:=[.P18]/[.J19]" office:value-type="float" office:value="3802.99835803633">
            <text:p>3803</text:p>
          </table:table-cell>
          <table:table-cell/>
          <table:table-cell office:value-type="float" office:value="2007">
            <text:p>2007</text:p>
          </table:table-cell>
          <table:table-cell table:formula="of:=[.F43]" office:value-type="float" office:value="49432538051.8078">
            <text:p>49432538051.81</text:p>
          </table:table-cell>
          <table:table-cell table:formula="of:=[.Q18]" office:value-type="float" office:value="3802.99835803633">
            <text:p>3803</text:p>
          </table:table-cell>
          <table:table-cell table:formula="of:=[.U18]^2" office:value-type="float" office:value="14462796.5112271">
            <text:p>14462796.51</text:p>
          </table:table-cell>
          <table:table-cell table:number-columns-repeated="9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44.93">
            <text:p>44.93</text:p>
          </table:table-cell>
          <table:table-cell office:value-type="float" office:value="29.3">
            <text:p>29.3</text:p>
          </table:table-cell>
          <table:table-cell table:formula="of:=[.B19]/[.C19]" office:value-type="float" office:value="1.53344709897611">
            <text:p>1.53</text:p>
          </table:table-cell>
          <table:table-cell table:formula="of:=1000000000*[.B19]" office:value-type="float" office:value="44930000000">
            <text:p>44930000000</text:p>
          </table:table-cell>
          <table:table-cell office:value-type="float" office:value="42620521326.4706">
            <text:p>42620521326.47</text:p>
          </table:table-cell>
          <table:table-cell table:number-columns-repeated="2"/>
          <table:table-cell office:value-type="string">
            <text:p>c_oil_0</text:p>
          </table:table-cell>
          <table:table-cell office:value-type="float" office:value="0.346216929654383">
            <text:p>0.35</text:p>
          </table:table-cell>
          <table:table-cell table:number-columns-repeated="5"/>
          <table:table-cell office:value-type="string">
            <text:p>The 2007 value comes from</text:p>
          </table:table-cell>
          <table:table-cell table:number-columns-repeated="15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2.69">
            <text:p>42.69</text:p>
          </table:table-cell>
          <table:table-cell office:value-type="float" office:value="28.88">
            <text:p>28.88</text:p>
          </table:table-cell>
          <table:table-cell table:formula="of:=[.B20]/[.C20]" office:value-type="float" office:value="1.47818559556787">
            <text:p>1.48</text:p>
          </table:table-cell>
          <table:table-cell table:formula="of:=1000000000*[.B20]" office:value-type="float" office:value="42690000000">
            <text:p>42690000000</text:p>
          </table:table-cell>
          <table:table-cell office:value-type="float" office:value="40111619855.0073">
            <text:p>40111619855.01</text:p>
          </table:table-cell>
          <table:table-cell table:number-columns-repeated="9"/>
          <table:table-cell office:value-type="string">
            <text:p>table 8.1 in AER 2008</text:p>
          </table:table-cell>
          <table:table-cell table:number-columns-repeated="15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8.72">
            <text:p>38.72</text:p>
          </table:table-cell>
          <table:table-cell office:value-type="float" office:value="26.99">
            <text:p>26.99</text:p>
          </table:table-cell>
          <table:table-cell table:formula="of:=[.B21]/[.C21]" office:value-type="float" office:value="1.43460540941089">
            <text:p>1.43</text:p>
          </table:table-cell>
          <table:table-cell table:formula="of:=1000000000*[.B21]" office:value-type="float" office:value="38720000000">
            <text:p>38720000000</text:p>
          </table:table-cell>
          <table:table-cell office:value-type="float" office:value="37128350905.8071">
            <text:p>37128350905.81</text:p>
          </table:table-cell>
          <table:table-cell table:number-columns-repeated="9"/>
          <table:table-cell office:value-type="string">
            <text:p>(Oil and Gas Journal)</text:p>
          </table:table-cell>
          <table:table-cell table:number-columns-repeated="15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19.65">
            <text:p>19.65</text:p>
          </table:table-cell>
          <table:table-cell office:value-type="float" office:value="14">
            <text:p>14</text:p>
          </table:table-cell>
          <table:table-cell table:formula="of:=[.B22]/[.C22]" office:value-type="float" office:value="1.40357142857143">
            <text:p>1.4</text:p>
          </table:table-cell>
          <table:table-cell table:formula="of:=1000000000*[.B22]" office:value-type="float" office:value="19650000000">
            <text:p>19650000000</text:p>
          </table:table-cell>
          <table:table-cell office:value-type="float" office:value="33949481623.3111">
            <text:p>33949481623.31</text:p>
          </table:table-cell>
          <table:table-cell table:number-columns-repeated="25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24.77">
            <text:p>24.77</text:p>
          </table:table-cell>
          <table:table-cell office:value-type="float" office:value="18.13">
            <text:p>18.13</text:p>
          </table:table-cell>
          <table:table-cell table:formula="of:=[.B23]/[.C23]" office:value-type="float" office:value="1.36624379481522">
            <text:p>1.37</text:p>
          </table:table-cell>
          <table:table-cell table:formula="of:=1000000000*[.B23]" office:value-type="float" office:value="24770000000">
            <text:p>24770000000</text:p>
          </table:table-cell>
          <table:table-cell office:value-type="float" office:value="30869695642.9027">
            <text:p>30869695642.9</text:p>
          </table:table-cell>
          <table:table-cell table:number-columns-repeated="25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9.24">
            <text:p>19.24</text:p>
          </table:table-cell>
          <table:table-cell office:value-type="float" office:value="14.56">
            <text:p>14.56</text:p>
          </table:table-cell>
          <table:table-cell table:formula="of:=[.B24]/[.C24]" office:value-type="float" office:value="1.32142857142857">
            <text:p>1.32</text:p>
          </table:table-cell>
          <table:table-cell table:formula="of:=1000000000*[.B24]" office:value-type="float" office:value="19240000000">
            <text:p>19240000000</text:p>
          </table:table-cell>
          <table:table-cell office:value-type="float" office:value="28040681783.7319">
            <text:p>28040681783.73</text:p>
          </table:table-cell>
          <table:table-cell table:number-columns-repeated="6"/>
          <table:table-cell table:style-name="ce1" office:value-type="string">
            <text:p>World resource production</text:p>
          </table:table-cell>
          <table:table-cell table:number-columns-repeated="18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23.02">
            <text:p>23.02</text:p>
          </table:table-cell>
          <table:table-cell office:value-type="float" office:value="18.08">
            <text:p>18.08</text:p>
          </table:table-cell>
          <table:table-cell table:formula="of:=[.B25]/[.C25]" office:value-type="float" office:value="1.27323008849558">
            <text:p>1.27</text:p>
          </table:table-cell>
          <table:table-cell table:formula="of:=1000000000*[.B25]" office:value-type="float" office:value="23020000000">
            <text:p>23020000000</text:p>
          </table:table-cell>
          <table:table-cell office:value-type="float" office:value="25553131908.5199">
            <text:p>25553131908.52</text:p>
          </table:table-cell>
          <table:table-cell table:number-columns-repeated="6"/>
          <table:table-cell office:value-type="string">
            <text:p>In 2002-2006</text:p>
          </table:table-cell>
          <table:table-cell table:number-columns-repeated="18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26.67">
            <text:p>26.67</text:p>
          </table:table-cell>
          <table:table-cell office:value-type="float" office:value="21.76">
            <text:p>21.76</text:p>
          </table:table-cell>
          <table:table-cell table:formula="of:=[.B26]/[.C26]" office:value-type="float" office:value="1.22564338235294">
            <text:p>1.23</text:p>
          </table:table-cell>
          <table:table-cell table:formula="of:=1000000000*[.B26]" office:value-type="float" office:value="26670000000">
            <text:p>26670000000</text:p>
          </table:table-cell>
          <table:table-cell office:value-type="float" office:value="23409731062.1503">
            <text:p>23409731062.15</text:p>
          </table:table-cell>
          <table:table-cell table:number-columns-repeated="6"/>
          <table:table-cell office:value-type="string">
            <text:p>R0</text:p>
          </table:table-cell>
          <table:table-cell table:formula="of:=[.Q13]-[.Q18]" office:value-type="float" office:value="375.830745277949">
            <text:p>375.83</text:p>
          </table:table-cell>
          <table:table-cell table:number-columns-repeated="17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22.14">
            <text:p>22.14</text:p>
          </table:table-cell>
          <table:table-cell office:value-type="float" office:value="18.7">
            <text:p>18.7</text:p>
          </table:table-cell>
          <table:table-cell table:formula="of:=[.B27]/[.C27]" office:value-type="float" office:value="1.18395721925134">
            <text:p>1.18</text:p>
          </table:table-cell>
          <table:table-cell table:formula="of:=1000000000*[.B27]" office:value-type="float" office:value="22140000000">
            <text:p>22140000000</text:p>
          </table:table-cell>
          <table:table-cell office:value-type="float" office:value="21587832970.4218">
            <text:p>21587832970.42</text:p>
          </table:table-cell>
          <table:table-cell table:number-columns-repeated="25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21.07">
            <text:p>21.07</text:p>
          </table:table-cell>
          <table:table-cell office:value-type="float" office:value="18.2">
            <text:p>18.2</text:p>
          </table:table-cell>
          <table:table-cell table:formula="of:=[.B28]/[.C28]" office:value-type="float" office:value="1.15769230769231">
            <text:p>1.16</text:p>
          </table:table-cell>
          <table:table-cell table:formula="of:=1000000000*[.B28]" office:value-type="float" office:value="21070000000">
            <text:p>21070000000</text:p>
          </table:table-cell>
          <table:table-cell office:value-type="float" office:value="20097394048.5114">
            <text:p>20097394048.51</text:p>
          </table:table-cell>
          <table:table-cell table:number-columns-repeated="25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8.26">
            <text:p>18.26</text:p>
          </table:table-cell>
          <table:table-cell office:value-type="float" office:value="16.14">
            <text:p>16.14</text:p>
          </table:table-cell>
          <table:table-cell table:formula="of:=[.B29]/[.C29]" office:value-type="float" office:value="1.13135068153656">
            <text:p>1.13</text:p>
          </table:table-cell>
          <table:table-cell table:formula="of:=1000000000*[.B29]" office:value-type="float" office:value="18260000000">
            <text:p>18260000000</text:p>
          </table:table-cell>
          <table:table-cell office:value-type="float" office:value="18953892381.8921">
            <text:p>18953892381.89</text:p>
          </table:table-cell>
          <table:table-cell table:number-columns-repeated="25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17.18">
            <text:p>17.18</text:p>
          </table:table-cell>
          <table:table-cell office:value-type="float" office:value="15.51">
            <text:p>15.51</text:p>
          </table:table-cell>
          <table:table-cell table:formula="of:=[.B30]/[.C30]" office:value-type="float" office:value="1.1076724693746">
            <text:p>1.11</text:p>
          </table:table-cell>
          <table:table-cell table:formula="of:=1000000000*[.B30]" office:value-type="float" office:value="17180000000">
            <text:p>17180000000</text:p>
          </table:table-cell>
          <table:table-cell office:value-type="float" office:value="18182532115.5515">
            <text:p>18182532115.55</text:p>
          </table:table-cell>
          <table:table-cell table:number-columns-repeated="25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18.61">
            <text:p>18.61</text:p>
          </table:table-cell>
          <table:table-cell office:value-type="float" office:value="17.14">
            <text:p>17.14</text:p>
          </table:table-cell>
          <table:table-cell table:formula="of:=[.B31]/[.C31]" office:value-type="float" office:value="1.08576429404901">
            <text:p>1.09</text:p>
          </table:table-cell>
          <table:table-cell table:formula="of:=1000000000*[.B31]" office:value-type="float" office:value="18610000000">
            <text:p>18610000000</text:p>
          </table:table-cell>
          <table:table-cell office:value-type="float" office:value="17801578470.6586">
            <text:p>17801578470.66</text:p>
          </table:table-cell>
          <table:table-cell office:value-type="string">
            <text:p>year from which the filtered</text:p>
          </table:table-cell>
          <table:table-cell table:number-columns-repeated="24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21.99">
            <text:p>21.99</text:p>
          </table:table-cell>
          <table:table-cell office:value-type="float" office:value="20.64">
            <text:p>20.64</text:p>
          </table:table-cell>
          <table:table-cell table:formula="of:=[.B32]/[.C32]" office:value-type="float" office:value="1.06540697674419">
            <text:p>1.07</text:p>
          </table:table-cell>
          <table:table-cell table:formula="of:=1000000000*[.B32]" office:value-type="float" office:value="21990000000">
            <text:p>21990000000</text:p>
          </table:table-cell>
          <table:table-cell office:value-type="float" office:value="17819271347.2266">
            <text:p>17819271347.23</text:p>
          </table:table-cell>
          <table:table-cell office:value-type="string">
            <text:p>price increases monotonically</text:p>
          </table:table-cell>
          <table:table-cell table:number-columns-repeated="24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9.42">
            <text:p>19.42</text:p>
          </table:table-cell>
          <table:table-cell office:value-type="float" office:value="18.53">
            <text:p>18.53</text:p>
          </table:table-cell>
          <table:table-cell table:formula="of:=[.B33]/[.C33]" office:value-type="float" office:value="1.04803022126282">
            <text:p>1.05</text:p>
          </table:table-cell>
          <table:table-cell table:formula="of:=1000000000*[.B33]" office:value-type="float" office:value="19420000000">
            <text:p>19420000000</text:p>
          </table:table-cell>
          <table:table-cell office:value-type="float" office:value="18251934860.5623">
            <text:p>18251934860.56</text:p>
          </table:table-cell>
          <table:table-cell table:number-columns-repeated="25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12.48">
            <text:p>12.48</text:p>
          </table:table-cell>
          <table:table-cell office:value-type="float" office:value="12.04">
            <text:p>12.04</text:p>
          </table:table-cell>
          <table:table-cell table:formula="of:=[.B34]/[.C34]" office:value-type="float" office:value="1.03654485049834">
            <text:p>1.04</text:p>
          </table:table-cell>
          <table:table-cell table:formula="of:=1000000000*[.B34]" office:value-type="float" office:value="12480000000">
            <text:p>12480000000</text:p>
          </table:table-cell>
          <table:table-cell office:value-type="float" office:value="19157600412.5002">
            <text:p>19157600412.5</text:p>
          </table:table-cell>
          <table:table-cell table:number-columns-repeated="25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17.64">
            <text:p>17.64</text:p>
          </table:table-cell>
          <table:table-cell office:value-type="float" office:value="17.26">
            <text:p>17.26</text:p>
          </table:table-cell>
          <table:table-cell table:formula="of:=[.B35]/[.C35]" office:value-type="float" office:value="1.02201622247972">
            <text:p>1.02</text:p>
          </table:table-cell>
          <table:table-cell table:formula="of:=1000000000*[.B35]" office:value-type="float" office:value="17640000000">
            <text:p>17640000000</text:p>
          </table:table-cell>
          <table:table-cell office:value-type="float" office:value="20605980056.2691">
            <text:p>20605980056.27</text:p>
          </table:table-cell>
          <table:table-cell table:number-columns-repeated="25"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27.7">
            <text:p>27.7</text:p>
          </table:table-cell>
          <table:table-cell table:formula="of:=[.B36]/[.C36]" office:value-type="float" office:value="1">
            <text:p>1</text:p>
          </table:table-cell>
          <table:table-cell table:formula="of:=1000000000*[.B36]" office:value-type="float" office:value="27700000000">
            <text:p>27700000000</text:p>
          </table:table-cell>
          <table:table-cell office:value-type="float" office:value="22600009840.9728">
            <text:p>22600009840.97</text:p>
          </table:table-cell>
          <table:table-cell table:number-columns-repeated="25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1.48">
            <text:p>21.48</text:p>
          </table:table-cell>
          <table:table-cell office:value-type="float" office:value="22">
            <text:p>22</text:p>
          </table:table-cell>
          <table:table-cell table:formula="of:=[.B37]/[.C37]" office:value-type="float" office:value="0.976363636363636">
            <text:p>0.98</text:p>
          </table:table-cell>
          <table:table-cell table:formula="of:=1000000000*[.B37]" office:value-type="float" office:value="21480000000">
            <text:p>21480000000</text:p>
          </table:table-cell>
          <table:table-cell office:value-type="float" office:value="25112966015.1526">
            <text:p>25112966015.15</text:p>
          </table:table-cell>
          <table:table-cell table:number-columns-repeated="25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22.76">
            <text:p>22.76</text:p>
          </table:table-cell>
          <table:table-cell office:value-type="float" office:value="23.71">
            <text:p>23.71</text:p>
          </table:table-cell>
          <table:table-cell table:formula="of:=[.B38]/[.C38]" office:value-type="float" office:value="0.959932517924926">
            <text:p>0.96</text:p>
          </table:table-cell>
          <table:table-cell table:formula="of:=1000000000*[.B38]" office:value-type="float" office:value="22760000000">
            <text:p>22760000000</text:p>
          </table:table-cell>
          <table:table-cell office:value-type="float" office:value="28169124728.9398">
            <text:p>28169124728.94</text:p>
          </table:table-cell>
          <table:table-cell table:number-columns-repeated="25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6.04">
            <text:p>26.04</text:p>
          </table:table-cell>
          <table:table-cell office:value-type="float" office:value="27.71">
            <text:p>27.71</text:p>
          </table:table-cell>
          <table:table-cell table:formula="of:=[.B39]/[.C39]" office:value-type="float" office:value="0.939732948394081">
            <text:p>0.94</text:p>
          </table:table-cell>
          <table:table-cell table:formula="of:=1000000000*[.B39]" office:value-type="float" office:value="26040000000">
            <text:p>26040000000</text:p>
          </table:table-cell>
          <table:table-cell office:value-type="float" office:value="31756432472.3145">
            <text:p>31756432472.31</text:p>
          </table:table-cell>
          <table:table-cell table:number-columns-repeated="25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32.8">
            <text:p>32.8</text:p>
          </table:table-cell>
          <table:table-cell office:value-type="float" office:value="35.9">
            <text:p>35.9</text:p>
          </table:table-cell>
          <table:table-cell table:formula="of:=[.B40]/[.C40]" office:value-type="float" office:value="0.913649025069638">
            <text:p>0.91</text:p>
          </table:table-cell>
          <table:table-cell table:formula="of:=1000000000*[.B40]" office:value-type="float" office:value="32800000000">
            <text:p>32800000000</text:p>
          </table:table-cell>
          <table:table-cell office:value-type="float" office:value="35808744487.967">
            <text:p>35808744487.97</text:p>
          </table:table-cell>
          <table:table-cell table:number-columns-repeated="25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43.23">
            <text:p>43.23</text:p>
          </table:table-cell>
          <table:table-cell office:value-type="float" office:value="48.86">
            <text:p>48.86</text:p>
          </table:table-cell>
          <table:table-cell table:formula="of:=[.B41]/[.C41]" office:value-type="float" office:value="0.884772820302906">
            <text:p>0.88</text:p>
          </table:table-cell>
          <table:table-cell table:formula="of:=1000000000*[.B41]" office:value-type="float" office:value="43230000000">
            <text:p>43230000000</text:p>
          </table:table-cell>
          <table:table-cell office:value-type="float" office:value="40202751693.8647">
            <text:p>40202751693.86</text:p>
          </table:table-cell>
          <table:table-cell table:number-columns-repeated="25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50.58">
            <text:p>50.58</text:p>
          </table:table-cell>
          <table:table-cell office:value-type="float" office:value="59.02">
            <text:p>59.02</text:p>
          </table:table-cell>
          <table:table-cell table:formula="of:=[.B42]/[.C42]" office:value-type="float" office:value="0.856997627922738">
            <text:p>0.86</text:p>
          </table:table-cell>
          <table:table-cell table:formula="of:=1000000000*[.B42]" office:value-type="float" office:value="50580000000">
            <text:p>50580000000</text:p>
          </table:table-cell>
          <table:table-cell office:value-type="float" office:value="44785057563.0953">
            <text:p>44785057563.1</text:p>
          </table:table-cell>
          <table:table-cell table:number-columns-repeated="25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5.95">
            <text:p>55.95</text:p>
          </table:table-cell>
          <table:table-cell office:value-type="float" office:value="67.04">
            <text:p>67.04</text:p>
          </table:table-cell>
          <table:table-cell table:formula="of:=[.B43]/[.C43]" office:value-type="float" office:value="0.834576372315036">
            <text:p>0.83</text:p>
          </table:table-cell>
          <table:table-cell table:formula="of:=1000000000*[.B43]" office:value-type="float" office:value="55950000000">
            <text:p>55950000000</text:p>
          </table:table-cell>
          <table:table-cell office:value-type="float" office:value="49432538051.8078">
            <text:p>49432538051.81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0"/>
    </number:number-style>
    <number:number-style style:name="N5000" number:language="en" number:country="US">
      <number:number number:min-integer-digits="1"/>
    </number:number-style>
    <number:number-style style:name="N118">
      <number:number number:decimal-places="3" number:min-integer-digits="1" number:grouping="true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0" number:grouping="true"/>
    </number:number-style>
    <number:number-style style:name="N121">
      <number:number number:decimal-places="1" number:min-integer-digits="1" number:grouping="true"/>
    </number:number-style>
    <number:number-style style:name="N122">
      <number:number number:decimal-places="0" number:min-integer-digits="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e" style:family="table-cell" style:parent-style-name="Default" style:data-style-name="N5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pt" fo:font-style="normal" fo:text-shadow="none" style:text-underline-style="none" fo:font-weight="normal" style:font-size-asian="1pt" style:font-style-asian="normal" style:font-weight-asian="normal" style:font-name-complex="Courier" style:font-size-complex="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f81bd" style:diagonal-bl-tr="none" style:diagonal-tl-br="none" fo:border-left="none" fo:border-right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7c0de" style:diagonal-bl-tr="none" style:diagonal-tl-br="none" fo:border-left="none" fo:border-right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5b3d7" style:diagonal-bl-tr="none" style:diagonal-tl-br="none" fo:border-left="none" fo:border-right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4f81bd" style:border-line-width-bottom="0.0138in 0.0138in 0.0138in" style:diagonal-bl-tr="none" style:diagonal-tl-br="none" fo:border-left="none" fo:border-right="none" fo:border-top="0.0138in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ixed" style:family="table-cell" style:parent-style-name="Default" style:data-style-name="N11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pt" fo:font-style="normal" fo:text-shadow="none" style:text-underline-style="none" fo:font-weight="normal" style:font-size-asian="1pt" style:font-style-asian="normal" style:font-weight-asian="normal" style:font-name-complex="Courier" style:font-size-complex="1pt" style:font-style-complex="normal" style:font-weight-complex="normal"/>
    </style:style>
    <style:style style:name="Heading1_20_1" style:display-name="Heading1 1" style:family="table-cell" style:parent-style-name="Default" style:data-style-name="N5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pt" fo:font-style="normal" fo:text-shadow="none" style:text-underline-style="none" fo:font-weight="bold" style:font-size-asian="1pt" style:font-style-asian="normal" style:font-weight-asian="bold" style:font-name-complex="Courier" style:font-size-complex="1pt" style:font-style-complex="normal" style:font-weight-complex="bold"/>
    </style:style>
    <style:style style:name="Heading2" style:family="table-cell" style:parent-style-name="Default" style:data-style-name="N5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pt" fo:font-style="normal" fo:text-shadow="none" style:text-underline-style="none" fo:font-weight="bold" style:font-size-asian="1pt" style:font-style-asian="normal" style:font-weight-asian="bold" style:font-name-complex="Courier" style:font-size-complex="1pt" style:font-style-complex="normal" style:font-weight-complex="bold"/>
    </style:style>
    <style:style style:name="Normal_20_10" style:display-name="Normal 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7" style:display-name="Normal 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8" style:display-name="Normal 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9" style:display-name="Normal 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otal_20_2" style:display-name="Total 2" style:family="table-cell" style:parent-style-name="Default" style:data-style-name="N5000">
      <style:table-cell-properties fo:border-bottom="0.0413in double #000000" style:border-line-width-bottom="0.0138in 0.0138in 0.0138in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ourier" fo:font-size="1pt" fo:font-style="normal" fo:text-shadow="none" style:text-underline-style="none" fo:font-weight="normal" style:font-size-asian="1pt" style:font-style-asian="normal" style:font-weight-asian="normal" style:font-name-complex="Courier" style:font-size-complex="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19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09T19:59:14.63</dc:date>
    <dc:creator>David H</dc:creator>
    <meta:generator>OpenOffice.org/3.2$Win32 OpenOffice.org_project/320m18$Build-9502</meta:generator>
    <meta:editing-duration>PT49H56M51S</meta:editing-duration>
    <meta:editing-cycles>9</meta:editing-cycles>
    <meta:document-statistic meta:table-count="1" meta:cell-count="585" meta:object-count="0"/>
  </office:meta>
</office:document-meta>
</file>